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461.14pt"/>
    </style:style>
    <style:style style:name="co4" style:family="table-column">
      <style:table-column-properties fo:break-before="auto" style:column-width="394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hana_20_Math_20_sample">
      <style:table-properties table:display="true" style:writing-mode="lr-tb"/>
    </style:style>
    <style:style style:name="ta2" style:family="table" style:master-page-name="PageStyle_5f_More_20_inf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hana Math samp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ocument source:</text:p>
          </table:table-cell>
          <table:table-cell table:style-name="ce10" office:value-type="string" calcext:value-type="string">
            <text:p><text:a xlink:href="https://raw.githubusercontent.com/GROCCAD/standards-ghana/main/sourcedocuments/MATHS-UPPER-PRIMARY-B4-B6.pdf" xlink:type="simple">https://raw.githubusercontent.com/ROCDATA/standards-ghana/main/sourcedocuments/MATHS-UPPER-PRIMARY-B4-B6.pdf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mple source:</text:p>
          </table:table-cell>
          <table:table-cell table:style-name="ce10" office:value-type="string" calcext:value-type="string">
            <text:p><text:a xlink:href="https://raw.githubusercontent.com/GROCCAD/standards-ghana/main/sourcedocuments/MATHS-UPPER-PRIMARY-B4-B6.pdf#page=49" xlink:type="simple">https://raw.githubusercontent.com/ROCDATA/standards-ghana/main/sourcedocuments/MATHS-UPPER-PRIMARY-B4-B6.pdf#page=49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d definitions:</text:p>
          </table:table-cell>
          <table:table-cell table:style-name="ce11" office:value-type="string" calcext:value-type="string">
            <text:p><text:a xlink:href="https://raw.githubusercontent.com/GROCCAD/standards-ghana/main/sourcedocuments/figures/structure.jpg" xlink:type="simple">https://raw.githubusercontent.com/ROCDATA/standards-ghana/main/sourcedocuments/figures/structure.jpg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Kin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Notes and modification attribut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12" office:value-type="string" calcext:value-type="string">
            <text:p>B4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Basic 4</text:p>
          </table:table-cell>
          <table:table-cell table:style-name="ce7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7" office:value-type="string" calcext:value-type="string">
            <text:p>..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7" office:value-type="string" calcext:value-type="string">
            <text:p>..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>
            <text:p>##</text:p>
          </table:table-cell>
          <table:table-cell table:style-name="ce5" office:value-type="string" calcext:value-type="string">
            <text:p>B4.1</text:p>
          </table:table-cell>
          <table:table-cell table:style-name="ce5" office:value-type="string" calcext:value-type="string">
            <text:p>strand</text:p>
          </table:table-cell>
          <table:table-cell table:style-name="ce5" office:value-type="string" calcext:value-type="string">
            <text:p>Number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###</text:p>
          </table:table-cell>
          <table:table-cell table:style-name="ce6" office:value-type="string" calcext:value-type="string">
            <text:p>B4.1.1</text:p>
          </table:table-cell>
          <table:table-cell table:style-name="ce6" office:value-type="string" calcext:value-type="string">
            <text:p>sub-strand</text:p>
          </table:table-cell>
          <table:table-cell table:style-name="ce15" office:value-type="string" calcext:value-type="string">
            <text:p>Counting, Representation &amp; Cardinality</text:p>
          </table:table-cell>
          <table:table-cell table:style-name="ce15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..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..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###</text:p>
          </table:table-cell>
          <table:table-cell table:style-name="ce6" office:value-type="string" calcext:value-type="string">
            <text:p>B4.1.2</text:p>
          </table:table-cell>
          <table:table-cell table:style-name="ce6" office:value-type="string" calcext:value-type="string">
            <text:p>sub-strand</text:p>
          </table:table-cell>
          <table:table-cell table:style-name="ce15" office:value-type="string" calcext:value-type="string">
            <text:p>Number Operations</text:p>
          </table:table-cell>
          <table:table-cell table:style-name="ce15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..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..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###</text:p>
          </table:table-cell>
          <table:table-cell table:style-name="ce6" office:value-type="string" calcext:value-type="string">
            <text:p>B4.1.3</text:p>
          </table:table-cell>
          <table:table-cell table:style-name="ce6" office:value-type="string" calcext:value-type="string">
            <text:p>sub-strand</text:p>
          </table:table-cell>
          <table:table-cell table:style-name="ce15" office:value-type="string" calcext:value-type="string">
            <text:p>Fractions Representation and Relationship</text:p>
          </table:table-cell>
          <table:table-cell table:style-name="ce15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>
            <text:p>####</text:p>
          </table:table-cell>
          <table:table-cell table:style-name="ce8" office:value-type="string" calcext:value-type="string">
            <text:p>B4.1.3.1</text:p>
          </table:table-cell>
          <table:table-cell table:style-name="ce8" office:value-type="string" calcext:value-type="string">
            <text:p>standard</text:p>
          </table:table-cell>
          <table:table-cell table:style-name="ce8" office:value-type="string" calcext:value-type="string">
            <text:p>Develop an understanding of equivalent and improper fractions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3.1.1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Generate unit fractions and locate a unit fraction, e.g. one-eighth, on a number line by defining the interval from 0 to 1 as the whole and partitioning it into 8 equal parts and that each part has size 𝟏/𝟖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3.1.2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Recognise and name equivalent fractions using pictorial representations and number line to determine the Lowest Common Denominator (LCD)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3.1.3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Find the simplest form of given fractions by dividing through by the highest common factor (i.e. by cancelling through by factors)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3.1.4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Recognise fractions that are greater than one (i.e. improper fractions), draw and label such fractions with their symbols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8" office:value-type="string" calcext:value-type="string">
            <text:p>####</text:p>
          </table:table-cell>
          <table:table-cell table:style-name="ce8" office:value-type="string" calcext:value-type="string">
            <text:p>B4.1.3.2</text:p>
          </table:table-cell>
          <table:table-cell table:style-name="ce8" office:value-type="string" calcext:value-type="string">
            <text:p>standard</text:p>
          </table:table-cell>
          <table:table-cell table:style-name="ce8" office:value-type="string" calcext:value-type="string">
            <text:p>Demonstrate an understanding of strategies for comparing, adding and subtracting fractions (same denominator, or one being a multiple of the others)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3.2.1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Compare and order fractions with like denominators by using pictorial representations and finding equivalent fractions using the Lowest Common Denominator (LCD)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3.2.3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Provide examples of where fractions are used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8" office:value-type="string" calcext:value-type="string">
            <text:p>####</text:p>
          </table:table-cell>
          <table:table-cell table:style-name="ce8" office:value-type="string" calcext:value-type="string">
            <text:p>B4.1.4.1</text:p>
          </table:table-cell>
          <table:table-cell table:style-name="ce8" office:value-type="string" calcext:value-type="string">
            <text:p>standard</text:p>
          </table:table-cell>
          <table:table-cell table:style-name="ce8" office:value-type="string" calcext:value-type="string">
            <text:p>Develop an understanding of decimals (tenths and hundredths) using concrete andpictorial representations and write decimal fractions as base ten numbers with place valu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4.1.1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Describe and represent decimals (tenths and hundredths) concretely, pictorially, and symbolically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4.1.2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Round decimals to the nearest tenth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4.1.3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Use models to explain the result of addition and subtraction of decimals (up to hundredths)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8" office:value-type="string" calcext:value-type="string">
            <text:p>####</text:p>
          </table:table-cell>
          <table:table-cell table:style-name="ce8" office:value-type="string" calcext:value-type="string">
            <text:p>B4.1.5.1</text:p>
          </table:table-cell>
          <table:table-cell table:style-name="ce8" office:value-type="string" calcext:value-type="string">
            <text:p>standard</text:p>
          </table:table-cell>
          <table:table-cell table:style-name="ce8" office:value-type="string" calcext:value-type="string">
            <text:p>Demonstrate an understanding of percent (limited to whole numbers) concretely, pictorially, and symbolically)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5.1.1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Model or recognise percent (as a fraction related to hundredths) using concrete models, pictorial representations and number line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3" office:value-type="string" calcext:value-type="string">
            <text:p>B4.1.5.1.2</text:p>
          </table:table-cell>
          <table:table-cell table:style-name="ce7" office:value-type="string" calcext:value-type="string">
            <text:p>indicator</text:p>
          </table:table-cell>
          <table:table-cell table:style-name="ce7" office:value-type="string" calcext:value-type="string">
            <text:p>Compare and order a mixture of common, decimal and percent fractions (up to hundredths)</text:p>
          </table:table-cell>
          <table:table-cell table:style-name="ce4" table:number-columns-repeated="4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>
            <text:p>##</text:p>
          </table:table-cell>
          <table:table-cell table:style-name="ce5" office:value-type="string" calcext:value-type="string">
            <text:p>B4.2</text:p>
          </table:table-cell>
          <table:table-cell table:style-name="ce5" office:value-type="string" calcext:value-type="string">
            <text:p>strand</text:p>
          </table:table-cell>
          <table:table-cell table:style-name="ce5" office:value-type="string" calcext:value-type="string">
            <text:p>Algebra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###</text:p>
          </table:table-cell>
          <table:table-cell table:style-name="ce6" office:value-type="string" calcext:value-type="string">
            <text:p>B4.2.1</text:p>
          </table:table-cell>
          <table:table-cell table:style-name="ce6" office:value-type="string" calcext:value-type="string">
            <text:p>sub-strand</text:p>
          </table:table-cell>
          <table:table-cell table:style-name="ce6" office:value-type="string" calcext:value-type="string">
            <text:p>Patterns and Relationships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9" office:value-type="string" calcext:value-type="string">
            <text:p>####</text:p>
          </table:table-cell>
          <table:table-cell table:style-name="ce9" office:value-type="string" calcext:value-type="string">
            <text:p>B4.2.1.1</text:p>
          </table:table-cell>
          <table:table-cell table:style-name="ce8" office:value-type="string" calcext:value-type="string">
            <text:p>standard</text:p>
          </table:table-cell>
          <table:table-cell table:style-name="ce9" office:value-type="string" calcext:value-type="string">
            <text:p>Demonstrate an understanding of how to identify and describe patterns found in tables and charts, including a multiplication char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4" office:value-type="string" calcext:value-type="string">
            <text:p>B4.2.1.1.1</text:p>
          </table:table-cell>
          <table:table-cell table:style-name="ce7" office:value-type="string" calcext:value-type="string">
            <text:p>indicator</text:p>
          </table:table-cell>
          <table:table-cell table:style-name="ce1" office:value-type="string" calcext:value-type="string">
            <text:p>Describe the pattern found in a given table or char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4" office:value-type="string" calcext:value-type="string">
            <text:p>B4.2.1.1.2</text:p>
          </table:table-cell>
          <table:table-cell table:style-name="ce7" office:value-type="string" calcext:value-type="string">
            <text:p>indicator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4" office:value-type="string" calcext:value-type="string">
            <text:p>B4.2.1.1.3</text:p>
          </table:table-cell>
          <table:table-cell table:style-name="ce7" office:value-type="string" calcext:value-type="string">
            <text:p>indicator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9" office:value-type="string" calcext:value-type="string">
            <text:p>####</text:p>
          </table:table-cell>
          <table:table-cell table:style-name="ce9" office:value-type="string" calcext:value-type="string">
            <text:p>B4.2.1.2</text:p>
          </table:table-cell>
          <table:table-cell table:style-name="ce8" office:value-type="string" calcext:value-type="string">
            <text:p>standard</text:p>
          </table:table-cell>
          <table:table-cell table:style-name="ce9" office:value-type="string" calcext:value-type="string">
            <text:p>Translate among different representations of a pattern, such as a table, a chart or concrete materia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4" office:value-type="string" calcext:value-type="string">
            <text:p>B4.2.1.2.1</text:p>
          </table:table-cell>
          <table:table-cell table:style-name="ce7" office:value-type="string" calcext:value-type="string">
            <text:p>indicato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#####</text:p>
          </table:table-cell>
          <table:table-cell table:style-name="ce14" office:value-type="string" calcext:value-type="string">
            <text:p>B4.2.1.2.2</text:p>
          </table:table-cell>
          <table:table-cell table:style-name="ce7" office:value-type="string" calcext:value-type="string">
            <text:p>indicato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" office:value-type="string" calcext:value-type="string">
            <text:p>...</text:p>
          </table:table-cell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e info" table:style-name="ta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ther samples:</text:p>
          </table:table-cell>
          <table:table-cell table:style-name="ce11" office:value-type="string" calcext:value-type="string">
            <text:p><text:a xlink:href="https://github.com/GROCCAD/research/tree/main/CurriculumSamples/06_Ghana" xlink:type="simple">https://github.com/ROCDATA/research/tree/main/CurriculumSamples/06_Ghana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source docs:</text:p>
          </table:table-cell>
          <table:table-cell table:style-name="ce10" office:value-type="string" calcext:value-type="string">
            <text:p><text:a xlink:href="https://github.com/GROCCAD/standards-ghana/tree/main/sourcedocuments#source-documents" xlink:type="simple">https://github.com/ROCDATA/standards-ghana/tree/main/sourcedocuments#source-documents</text:a>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hana_20_Math_20_sample" style:display-name="PageStyle_Ghana Math s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e_20_info" style:display-name="PageStyle_More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4" meta:object-count="0"/>
    <meta:generator>LibreOfficeDev/6.0.5.2$Linux_X86_64 LibreOffice_project/</meta:generator>
  </office:meta>
</office:document-meta>
</file>